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fill-color="#ffffff" draw:auto-grow-height="true" fo:min-height="2.63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3cm" loext:decorative="false"/>
      <style:paragraph-properties style:writing-mode="lr-tb"/>
    </style:style>
    <style:style style:name="pr5" style:family="presentation" style:parent-style-name="Default-outline1">
      <style:graphic-properties fo:min-height="9.135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Default-outline1" style:list-style-name="L2">
      <style:graphic-properties draw:fill-color="#ffffff" fo:min-height="11.014cm" loext:decorative="false"/>
      <style:paragraph-properties style:writing-mode="lr-tb"/>
    </style:style>
    <style:style style:name="pr8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9" style:family="presentation" style:parent-style-name="Default-outline1" style:list-style-name="L2">
      <style:graphic-properties draw:fill-color="#ffffff" fo:min-height="10.962cm" loext:decorative="false"/>
      <style:paragraph-properties style:writing-mode="lr-tb"/>
    </style:style>
    <style:style style:name="pr10" style:family="presentation" style:parent-style-name="Default-outline1" style:list-style-name="L2">
      <style:graphic-properties draw:fill-color="#ffffff" fo:min-height="11.435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fill-color="#ffffff" fo:min-height="10.439cm" loext:decorative="false"/>
      <style:paragraph-properties style:writing-mode="lr-tb"/>
    </style:style>
    <style:style style:name="pr12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13" style:family="presentation" style:parent-style-name="Default-outline1" style:list-style-name="L2">
      <style:graphic-properties draw:fill-color="#ffffff" fo:min-height="10.887cm" loext:decorative="false"/>
      <style:paragraph-properties style:writing-mode="lr-tb"/>
    </style:style>
    <style:style style:name="pr14" style:family="presentation" style:parent-style-name="Default-outline1" style:list-style-name="L2">
      <style:graphic-properties draw:fill-color="#ffffff" fo:min-height="10.714cm" loext:decorative="false"/>
      <style:paragraph-properties style:writing-mode="lr-tb"/>
    </style:style>
    <style:style style:name="pr15" style:family="presentation" style:parent-style-name="Default-outline1" style:list-style-name="L2">
      <style:graphic-properties draw:fill-color="#ffffff" fo:min-height="10.259cm" loext:decorative="false"/>
      <style:paragraph-properties style:writing-mode="lr-tb"/>
    </style:style>
    <style:style style:name="pr16" style:family="presentation" style:parent-style-name="Default-outline1" style:list-style-name="L2">
      <style:graphic-properties draw:fill-color="#ffffff" fo:min-height="11.456cm" loext:decorative="false"/>
      <style:paragraph-properties style:writing-mode="lr-tb"/>
    </style:style>
    <style:style style:name="pr17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18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19" style:family="presentation" style:parent-style-name="Default-outline1" style:list-style-name="L2">
      <style:graphic-properties draw:fill-color="#ffffff" fo:min-height="10.207cm" loext:decorative="false"/>
      <style:paragraph-properties style:writing-mode="lr-tb"/>
    </style:style>
    <style:style style:name="pr20" style:family="presentation" style:parent-style-name="Default-title">
      <style:graphic-properties draw:auto-grow-height="true" fo:min-height="2.63cm" loext:decorative="false"/>
      <style:paragraph-properties style:writing-mode="lr-tb"/>
    </style:style>
    <style:style style:name="pr21" style:family="presentation" style:parent-style-name="Default-outline1" style:list-style-name="L2">
      <style:graphic-properties fo:min-height="11.096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-color="#ffffff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File System Features</text:p>
          </draw:text-box>
        </draw:frame>
        <draw:frame presentation:style-name="pr2" draw:text-style-name="P4" draw:layer="layout" svg:width="25.199cm" svg:height="9.135cm" svg:x="1.4cm" svg:y="3.685cm" presentation:class="subtitle">
          <draw:text-box>
            <text:p text:style-name="P3">Peter Chapin</text:p>
            <text:p text:style-name="P3">Vermont State Universit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“Advanced” Features</text:p>
          </draw:text-box>
        </draw:frame>
        <draw:frame presentation:style-name="pr5" draw:layer="layout" svg:width="25.199cm" svg:height="9.135cm" svg:x="1.4cm" svg:y="3.685cm" presentation:class="outline">
          <draw:text-box>
            <text:list text:style-name="L2">
              <text:list-item>
                <text:p>GenericFS supports basic file system functionality.</text:p>
              </text:list-item>
              <text:list-item>
                <text:p>Many “advanced” features are possible.</text:p>
                <text:list>
                  <text:list-item>
                    <text:p>Some are widely implemented.</text:p>
                  </text:list-item>
                </text:list>
              </text:list-item>
              <text:list-item>
                <text:p>These slides review a few of these features.</text:p>
              </text:list-item>
              <text:list-item>
                <text:p>Which would be good to add to GenericF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Access Control Lists</text:p>
          </draw:text-box>
        </draw:frame>
        <draw:frame presentation:style-name="pr7" draw:text-style-name="P2" draw:layer="layout" svg:width="25.199cm" svg:height="11.014cm" svg:x="1.4cm" svg:y="3.685cm" presentation:class="outline" presentation:user-transformed="true">
          <draw:text-box>
            <text:list text:style-name="L2">
              <text:list-item>
                <text:p text:style-name="P1">List of (user, permission) pairs on each file.</text:p>
                <text:list>
                  <text:list-item>
                    <text:p text:style-name="P1">More flexible than standard Unix permissions.</text:p>
                  </text:list-item>
                  <text:list-item>
                    <text:p text:style-name="P1">Draft POSIX standard specifies one approach.</text:p>
                  </text:list-item>
                </text:list>
              </text:list-item>
              <text:list-item>
                <text:p text:style-name="P1">Not enough space in the i-node.</text:p>
              </text:list-item>
              <text:list-item>
                <text:p text:style-name="P1">Allocate a block to hold the ACL and put block # in the i-node.</text:p>
                <text:list>
                  <text:list-item>
                    <text:p text:style-name="P1">How large an ACL should be supported? Is one block enough?</text:p>
                  </text:list-item>
                </text:list>
              </text:list-item>
              <text:list-item>
                <text:p text:style-name="P1">Must implement enforcement logic, API support, user tools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Extended Attributes</text:p>
          </draw:text-box>
        </draw:frame>
        <draw:frame presentation:style-name="pr8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Application defined attributes beyond the “stock” attributes stored in the i-node.</text:p>
              </text:list-item>
              <text:list-item>
                <text:p text:style-name="P1">Could ACLs be stored as extended attributes?</text:p>
                <text:list>
                  <text:list-item>
                    <text:p>This is how it is done by EXT4.</text:p>
                  </text:list-item>
                </text:list>
              </text:list-item>
              <text:list-item>
                <text:p text:style-name="P1">More than one block probably necessary.</text:p>
                <text:list>
                  <text:list-item>
                    <text:p text:style-name="P1">But how much? HPFS (an old file system used with OS/2) limits extended attributes to 64 KiB. EXT4 (on Linux) limits extended attributes to one block, typically 4 KiB.</text:p>
                  </text:list-item>
                </text:list>
              </text:list-item>
              <text:list-item>
                <text:p text:style-name="P1">Must implement API support, user tools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Encryption</text:p>
          </draw:text-box>
        </draw:frame>
        <draw:frame presentation:style-name="pr9" draw:text-style-name="P2" draw:layer="layout" svg:width="25.199cm" svg:height="10.962cm" svg:x="1.4cm" svg:y="3.685cm" presentation:class="outline" presentation:user-transformed="true">
          <draw:text-box>
            <text:list text:style-name="L2">
              <text:list-item>
                <text:p text:style-name="P1">Provides security if the storage device is physically stolen.</text:p>
              </text:list-item>
              <text:list-item>
                <text:p text:style-name="P1">Where to implement?</text:p>
                <text:list>
                  <text:list-item>
                    <text:p text:style-name="P1">In disk driver? Encrypts all file system data structures by encrypting and decrypting blocks without regard to the contents. Works for any file system.</text:p>
                  </text:list-item>
                  <text:list-item>
                    <text:p text:style-name="P1">In file system driver? Could do file-wide encryption (as opposed to block wide). Could encrypt different data structures differently.</text:p>
                  </text:list-item>
                </text:list>
              </text:list-item>
              <text:list-item>
                <text:p text:style-name="P1">Blocks processed individually for random access.</text:p>
              </text:list-item>
              <text:list-item>
                <text:p text:style-name="P1">Encryption can have high overhead (or not!)</text:p>
                <text:list>
                  <text:list-item>
                    <text:p text:style-name="P1">Probably want to store decrypted data in disk cach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Compression</text:p>
          </draw:text-box>
        </draw:frame>
        <draw:frame presentation:style-name="pr10" draw:text-style-name="P2" draw:layer="layout" svg:width="25.199cm" svg:height="11.435cm" svg:x="1.4cm" svg:y="3.685cm" presentation:class="outline" presentation:user-transformed="true">
          <draw:text-box>
            <text:list text:style-name="L2">
              <text:list-item>
                <text:p text:style-name="P1">Store files in compressed form on disk.</text:p>
              </text:list-item>
              <text:list-item>
                <text:p text:style-name="P1">Tricky to support random access.</text:p>
                <text:list>
                  <text:list-item>
                    <text:p text:style-name="P1">Typically separate “chunks” compressed separately.</text:p>
                  </text:list-item>
                  <text:list-item>
                    <text:p text:style-name="P1">What chunk size? (NTFS uses 64 Kbytes).</text:p>
                  </text:list-item>
                </text:list>
              </text:list-item>
              <text:list-item>
                <text:p text:style-name="P1">Strange errors reported to application.</text:p>
                <text:list>
                  <text:list-item>
                    <text:p text:style-name="P1">Updating an existing record without changing size can cause exhaustion of disk space (new data not as compressible).</text:p>
                  </text:list-item>
                  <text:list-item>
                    <text:p text:style-name="P1">Report of free disk space only an estimate (depends on compressibility of new files).</text:p>
                  </text:list-item>
                </text:list>
              </text:list-item>
              <text:list-item>
                <text:p text:style-name="P1">Lots of computational overhea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Sparse Files</text:p>
          </draw:text-box>
        </draw:frame>
        <draw:frame presentation:style-name="pr11" draw:text-style-name="P2" draw:layer="layout" svg:width="25.199cm" svg:height="10.439cm" svg:x="1.4cm" svg:y="3.685cm" presentation:class="outline" presentation:user-transformed="true">
          <draw:text-box>
            <text:list text:style-name="L2">
              <text:list-item>
                <text:p text:style-name="P1">Logically unused portion of a file is unallocated.</text:p>
              </text:list-item>
              <text:list-item>
                <text:p text:style-name="P1">File system driver returns zero bytes for unallocated section.</text:p>
              </text:list-item>
              <text:list-item>
                <text:p text:style-name="P1">Special problem for backup devices.</text:p>
                <text:list>
                  <text:list-item>
                    <text:p text:style-name="P1">Without special treatment they will backup all the zeros.</text:p>
                  </text:list-item>
                  <text:list-item>
                    <text:p text:style-name="P1">To avoid this, an API is needed so backup software can detect the sparse files and handle them properly.</text:p>
                  </text:list-item>
                </text:list>
              </text:list-item>
              <text:list-item>
                <text:p text:style-name="P1">To implement</text:p>
                <text:list>
                  <text:list-item>
                    <text:p text:style-name="P1">Change the way i-nodes specify the file's blocks.</text:p>
                  </text:list-item>
                  <text:list-item>
                    <text:p text:style-name="P1">Use a special block # in the indirect blocks to mean “not present.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Disk Quotas</text:p>
          </draw:text-box>
        </draw:frame>
        <draw:frame presentation:style-name="pr12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Limit disk space (# of blocks) by user ID.</text:p>
              </text:list-item>
              <text:list-item>
                <text:p text:style-name="P1">Limit file count (# of i-nodes) by user ID.</text:p>
              </text:list-item>
              <text:list-item>
                <text:p text:style-name="P1">To implement</text:p>
                <text:list>
                  <text:list-item>
                    <text:p text:style-name="P1">Maintain a hidden file containing quota information.</text:p>
                  </text:list-item>
                  <text:list-item>
                    <text:p text:style-name="P1">File system driver updates this file as it updates the file system.</text:p>
                  </text:list-item>
                  <text:list-item>
                    <text:p text:style-name="P1">File system driver checks this file whenever a new block or i-node is allocated.</text:p>
                  </text:list-item>
                </text:list>
              </text:list-item>
              <text:list-item>
                <text:p text:style-name="P1">Also need an API and user too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Journaling</text:p>
          </draw:text-box>
        </draw:frame>
        <draw:frame presentation:style-name="pr13" draw:text-style-name="P2" draw:layer="layout" svg:width="25.199cm" svg:height="10.887cm" svg:x="1.4cm" svg:y="3.685cm" presentation:class="outline" presentation:user-transformed="true">
          <draw:text-box>
            <text:list text:style-name="L2">
              <text:list-item>
                <text:p text:style-name="P1">Provides transactional semantics to file system updates. Aids recovery in case of a crash.</text:p>
              </text:list-item>
              <text:list-item>
                <text:p text:style-name="P1">Two levels</text:p>
                <text:list>
                  <text:list-item>
                    <text:p text:style-name="P1">1. Journal updates to metadata (free maps, i-node table, etc.)</text:p>
                  </text:list-item>
                  <text:list-item>
                    <text:p text:style-name="P1">2. Journal updates to file contents.</text:p>
                  </text:list-item>
                  <text:list-item>
                    <text:p text:style-name="P1">Second level is probably overkill. Journaling doesn't protect against loss of data in application buffers anyway.</text:p>
                  </text:list-item>
                </text:list>
              </text:list-item>
              <text:list-item>
                <text:p text:style-name="P1">Implement journal as a hidden file.</text:p>
              </text:list-item>
              <text:list-item>
                <text:p text:style-name="P1">File system checker must know how to use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Block Sub-Allocation</text:p>
          </draw:text-box>
        </draw:frame>
        <draw:frame presentation:style-name="pr14" draw:text-style-name="P2" draw:layer="layout" svg:width="25.199cm" svg:height="10.714cm" svg:x="1.4cm" svg:y="3.685cm" presentation:class="outline" presentation:user-transformed="true">
          <draw:text-box>
            <text:list text:style-name="L2">
              <text:list-item>
                <text:p text:style-name="P1">Avoids waste at the end of a file by subdividing the last block. The last block can be shared by several files.</text:p>
                <text:list>
                  <text:list-item>
                    <text:p text:style-name="P1">Example: 64 Kbyte blocks, sub-allocated to 512 bytes.</text:p>
                  </text:list-item>
                </text:list>
              </text:list-item>
              <text:list-item>
                <text:p text:style-name="P1">Only last block of a file sub-allocated. Thus, large blocks can be used for fast I/O performance.</text:p>
              </text:list-item>
              <text:list-item>
                <text:p text:style-name="P1">Complicates file system code for:</text:p>
                <text:list>
                  <text:list-item>
                    <text:p text:style-name="P1">Storing small files</text:p>
                  </text:list-item>
                  <text:list-item>
                    <text:p text:style-name="P1">Extending fi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Logical Storage Management</text:p>
          </draw:text-box>
        </draw:frame>
        <draw:frame presentation:style-name="pr15" draw:text-style-name="P2" draw:layer="layout" svg:width="25.199cm" svg:height="10.259cm" svg:x="1.4cm" svg:y="3.685cm" presentation:class="outline" presentation:user-transformed="true">
          <draw:text-box>
            <text:list text:style-name="L2">
              <text:list-item>
                <text:p text:style-name="P1">Abstracts the physical disks to logical disks.</text:p>
                <text:list>
                  <text:list-item>
                    <text:p text:style-name="P1">Multiple physical partitions treated as a single logical partition. (Disk spanning).</text:p>
                  </text:list-item>
                  <text:list-item>
                    <text:p text:style-name="P1">Software RAID.</text:p>
                  </text:list-item>
                  <text:list-item>
                    <text:p text:style-name="P1">Dynamic partition resizing.</text:p>
                  </text:list-item>
                </text:list>
              </text:list-item>
              <text:list-item>
                <text:p text:style-name="P1">Can be implemented in disk driver independent of the file system.</text:p>
                <text:list>
                  <text:list-item>
                    <text:p text:style-name="P1">BUT file system will need special handling for dynamic resizing (expanding i-node table and free maps, etc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Unicode File Names</text:p>
          </draw:text-box>
        </draw:frame>
        <draw:frame presentation:style-name="pr16" draw:text-style-name="P2" draw:layer="layout" svg:width="25.199cm" svg:height="11.456cm" svg:x="1.4cm" svg:y="3.685cm" presentation:class="outline" presentation:user-transformed="true">
          <draw:text-box>
            <text:list text:style-name="L2">
              <text:list-item>
                <text:p text:style-name="P1">Relatively minor change for the file system.</text:p>
                <text:list>
                  <text:list-item>
                    <text:p text:style-name="P1">Maybe some tweaks to directory layout and to the code that resolves path names.</text:p>
                  </text:list-item>
                </text:list>
              </text:list-item>
              <text:list-item>
                <text:p text:style-name="P1"><text:span text:style-name="T1">Big</text:span> change to the API.</text:p>
                <text:list>
                  <text:list-item>
                    <text:p text:style-name="P1">Applications may need recompilation to take advantage of the Unicode names.</text:p>
                  </text:list-item>
                  <text:list-item>
                    <text:p text:style-name="P1">Applications probably need reworking anyway if being internationalized.</text:p>
                  </text:list-item>
                </text:list>
              </text:list-item>
              <text:list-item>
                <text:p text:style-name="P1">What about compatibility?</text:p>
                <text:list>
                  <text:list-item>
                    <text:p text:style-name="P1">What should old applications see for files with Unicode name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Advanced Directory Structures</text:p>
          </draw:text-box>
        </draw:frame>
        <draw:frame presentation:style-name="pr17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Directories based on linked lists are slow with many files.</text:p>
              </text:list-item>
              <text:list-item>
                <text:p text:style-name="P1">Directories based on B-trees or hash tables give faster lookup. <text:span text:style-name="T1">But</text:span>...</text:p>
                <text:list>
                  <text:list-item>
                    <text:p text:style-name="P1">What about creating/deleting files?</text:p>
                  </text:list-item>
                  <text:list-item>
                    <text:p text:style-name="P1">What about small directories?</text:p>
                  </text:list-item>
                </text:list>
              </text:list-item>
              <text:list-item>
                <text:p text:style-name="P1">More complex to implement.</text:p>
              </text:list-item>
              <text:list-item>
                <text:p text:style-name="P1"><text:span text:style-name="T2">Note</text:span>: B-tree directories return files in sorted order when scanned as a side effect (see: NTFS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Fragmentation Resistance</text:p>
          </draw:text-box>
        </draw:frame>
        <draw:frame presentation:style-name="pr18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Free space becomes fragmented over time.</text:p>
              </text:list-item>
              <text:list-item>
                <text:p text:style-name="P1">File system can minimize this by “intelligent” selection of free blocks.</text:p>
                <text:list>
                  <text:list-item>
                    <text:p text:style-name="P1">What algorithm works well?</text:p>
                  </text:list-item>
                  <text:list-item>
                    <text:p text:style-name="P1">It may help to use some machine learning approach.</text:p>
                  </text:list-item>
                </text:list>
              </text:list-item>
              <text:list-item>
                <text:p text:style-name="P1">Background thread could be used to run defragmentation algorithm while system idles.</text:p>
              </text:list-item>
              <text:list-item>
                <text:p text:style-name="P1">Less of an issue for SSD storage devi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>
          <draw:text-box>
            <text:p text:style-name="P1">Which Features?</text:p>
          </draw:text-box>
        </draw:frame>
        <draw:frame presentation:style-name="pr19" draw:text-style-name="P2" draw:layer="layout" svg:width="25.199cm" svg:height="10.207cm" svg:x="1.4cm" svg:y="3.685cm" presentation:class="outline" presentation:user-transformed="true">
          <draw:text-box>
            <text:list text:style-name="L2">
              <text:list-item>
                <text:p text:style-name="P1">Many features are possible. How does one choose?</text:p>
                <text:list>
                  <text:list-item>
                    <text:p text:style-name="P1">How will the system be used?</text:p>
                  </text:list-item>
                  <text:list-item>
                    <text:p text:style-name="P1">What kind of files will be stored (many small files, a few large files, etc.)?</text:p>
                  </text:list-item>
                  <text:list-item>
                    <text:p text:style-name="P1">What kind of access patterns will the system encounter?</text:p>
                  </text:list-item>
                  <text:list-item>
                    <text:p text:style-name="P1">What performance characteristics are important?</text:p>
                  </text:list-item>
                </text:list>
              </text:list-item>
              <text:list-item>
                <text:p text:style-name="P1"><text:span text:style-name="T2">One size does not fit all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0" draw:layer="layout" svg:width="25.199cm" svg:height="2.63cm" svg:x="1.4cm" svg:y="0.627cm" presentation:class="title">
          <draw:text-box>
            <text:p>Future Projects</text:p>
          </draw:text-box>
        </draw:frame>
        <draw:frame presentation:style-name="pr21" draw:layer="layout" svg:width="25.199cm" svg:height="11.096cm" svg:x="1.4cm" svg:y="3.685cm" presentation:class="outline" presentation:user-transformed="true">
          <draw:text-box>
            <text:list text:style-name="L2">
              <text:list-item>
                <text:p>Make GenericFS less generic.</text:p>
                <text:list>
                  <text:list-item>
                    <text:p>Once GenericFS is in a reasonably finished state, some of these additional features could be implemented as exercises.</text:p>
                  </text:list-item>
                  <text:list-item>
                    <text:p>Probably start with least radical.</text:p>
                    <text:list>
                      <text:list-item>
                        <text:p>ACL support?</text:p>
                        <text:list>
                          <text:list-item>
                            <text:p>API and user tools already exist</text:p>
                          </text:list-item>
                          <text:list-item>
                            <text:p>ACLs supported on other Linux file systems.</text:p>
                          </text:list-item>
                        </text:list>
                      </text:list-item>
                      <text:list-item>
                        <text:p>Advanced directory structures?</text:p>
                        <text:list>
                          <text:list-item>
                            <text:p>Self contained. Only the GenericFS driver and disk tool needs to know about the change.</text:p>
                          </text:list-item>
                          <text:list-item>
                            <text:p>Fun to experiment with different forms to see how they compare in performanc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799cm" fo:margin-right="0cm" fo:margin-top="0cm" fo:margin-bottom="0.3cm" fo:text-indent="-0.6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2.698cm" fo:margin-right="0cm" fo:margin-top="0cm" fo:margin-bottom="0.224cm" fo:text-indent="-0.449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3.596cm" fo:margin-right="0cm" fo:margin-top="0cm" fo:margin-bottom="0.149cm" fo:text-indent="-0.449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4.495cm" fo:margin-right="0cm" fo:margin-top="0cm" fo:margin-bottom="0.074cm" fo:text-indent="-0.449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5.394cm" fo:margin-right="0cm" fo:margin-top="0cm" fo:margin-bottom="0.074cm" fo:text-indent="-0.449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6.294cm" fo:margin-right="0cm" fo:margin-top="0cm" fo:margin-bottom="0.074cm" fo:text-indent="-0.449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7.193cm" fo:margin-right="0cm" fo:margin-top="0cm" fo:margin-bottom="0.074cm" fo:text-indent="-0.449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8.092cm" fo:margin-right="0cm" fo:margin-top="0cm" fo:margin-bottom="0.074cm" fo:text-indent="-0.449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4.487cm" svg:x="1cm" svg:y="2.407cm"/>
      <draw:page-thumbnail draw:layer="backgroundobjects" svg:width="7.979cm" svg:height="4.487cm" svg:x="1cm" svg:y="8.551cm"/>
      <draw:page-thumbnail draw:layer="backgroundobjects" svg:width="7.979cm" svg:height="4.487cm" svg:x="1cm" svg:y="14.695cm"/>
      <draw:page-thumbnail draw:layer="backgroundobjects" svg:width="7.979cm" svg:height="4.487cm" svg:x="9.98cm" svg:y="2.407cm"/>
      <draw:page-thumbnail draw:layer="backgroundobjects" svg:width="7.979cm" svg:height="4.487cm" svg:x="9.98cm" svg:y="8.551cm"/>
      <draw:page-thumbnail draw:layer="backgroundobjects" svg:width="7.979cm" svg:height="4.487cm" svg:x="9.98cm" svg:y="14.695cm"/>
      <draw:page-thumbnail draw:layer="backgroundobjects" svg:width="7.979cm" svg:height="4.487cm" svg:x="18.96cm" svg:y="2.407cm"/>
      <draw:page-thumbnail draw:layer="backgroundobjects" svg:width="7.979cm" svg:height="4.487cm" svg:x="18.96cm" svg:y="8.551cm"/>
      <draw:page-thumbnail draw:layer="backgroundobjects" svg:width="7.979cm" svg:height="4.487cm" svg:x="18.96cm" svg:y="14.69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meta:creation-date>2007-10-05T12:32:41</meta:creation-date>
    <dc:creator>Peter Chapin</dc:creator>
    <dc:date>2024-11-12T14:19:41.068824528</dc:date>
    <dc:language>en-US</dc:language>
    <meta:editing-cycles>8</meta:editing-cycles>
    <meta:editing-duration>PT1H37M3S</meta:editing-duration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